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oogle Sans" svg:font-family="'Google Sans', arial, sans-serif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4.499cm" fo:margin-left="1.244cm" table:align="left" style:writing-mode="lr-tb"/>
    </style:style>
    <style:style style:name="Tabela1.A" style:family="table-column">
      <style:table-column-properties style:column-width="5.239cm"/>
    </style:style>
    <style:style style:name="Tabela1.B" style:family="table-column">
      <style:table-column-properties style:column-width="9.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a1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a1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" style:family="table">
      <style:table-properties style:width="14.499cm" fo:margin-left="1.244cm" table:align="left" style:writing-mode="lr-tb"/>
    </style:style>
    <style:style style:name="Tabela2.A" style:family="table-column">
      <style:table-column-properties style:column-width="4.921cm"/>
    </style:style>
    <style:style style:name="Tabela2.B" style:family="table-column">
      <style:table-column-properties style:column-width="9.57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a2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a2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A6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ela2.B6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ela3" style:family="table">
      <style:table-properties style:width="14.949cm" fo:margin-left="1.258cm" table:align="left" style:writing-mode="lr-tb"/>
    </style:style>
    <style:style style:name="Tabela3.A" style:family="table-column">
      <style:table-column-properties style:column-width="3.334cm"/>
    </style:style>
    <style:style style:name="Tabela3.B" style:family="table-column">
      <style:table-column-properties style:column-width="4.604cm"/>
    </style:style>
    <style:style style:name="Tabela3.C" style:family="table-column">
      <style:table-column-properties style:column-width="7.0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6.2cm" fo:margin-left="-0.203cm" table:align="left" style:writing-mode="lr-tb"/>
    </style:style>
    <style:style style:name="Tabela4.A" style:family="table-column">
      <style:table-column-properties style:column-width="4.99cm"/>
    </style:style>
    <style:style style:name="Tabela4.B" style:family="table-column">
      <style:table-column-properties style:column-width="2.715cm"/>
    </style:style>
    <style:style style:name="Tabela4.C" style:family="table-column">
      <style:table-column-properties style:column-width="3.087cm"/>
    </style:style>
    <style:style style:name="Tabela4.D" style:family="table-column">
      <style:table-column-properties style:column-width="5.40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4.D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5" style:family="table" style:master-page-name="">
      <style:table-properties style:width="16.663cm" fo:margin-left="0.037cm" style:page-number="auto" fo:break-before="auto" fo:break-after="auto" table:align="left" style:shadow="none" fo:keep-with-next="auto" style:may-break-between-rows="true" style:writing-mode="lr-tb" table:border-model="collapsing"/>
    </style:style>
    <style:style style:name="Tabela5.A" style:family="table-column">
      <style:table-column-properties style:column-width="6.708cm"/>
    </style:style>
    <style:style style:name="Tabela5.B" style:family="table-column">
      <style:table-column-properties style:column-width="2.367cm"/>
    </style:style>
    <style:style style:name="Tabela5.C" style:family="table-column">
      <style:table-column-properties style:column-width="7.58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C1" style:family="table-cell">
      <style:table-cell-properties style:vertical-align="top"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style:vertical-align="top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C2" style:family="table-cell">
      <style:table-cell-properties style:vertical-align="top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8" style:family="table-row">
      <style:table-row-properties style:min-row-height="1.991cm" fo:keep-together="auto"/>
    </style:style>
    <style:style style:name="P1" style:family="paragraph" style:parent-style-name="Standard">
      <style:text-properties fo:font-weight="bold" officeooo:rsid="0012a1f6" officeooo:paragraph-rsid="0012a1f6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2a1f6" officeooo:paragraph-rsid="0012a1f6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paragraph-rsid="00148b78" style:language-complex="ar" style:country-complex="SA"/>
    </style:style>
    <style:style style:name="P8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9" style:family="paragraph" style:parent-style-name="Standard">
      <style:paragraph-properties fo:margin-left="0cm" fo:margin-right="0.635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Heading">
      <style:text-properties officeooo:rsid="0012a1f6" officeooo:paragraph-rsid="0012a1f6"/>
    </style:style>
    <style:style style:name="P12" style:family="paragraph" style:parent-style-name="Heading_20_1">
      <style:text-properties fo:language="pt" fo:country="BR" style:language-complex="ar" style:country-complex="SA"/>
    </style:style>
    <style:style style:name="P13" style:family="paragraph" style:parent-style-name="Heading_20_1">
      <style:text-properties fo:language="pt" fo:country="BR" officeooo:rsid="001ecc38" officeooo:paragraph-rsid="001ecc38" style:language-complex="ar" style:country-complex="SA"/>
    </style:style>
    <style:style style:name="P14" style:family="paragraph" style:parent-style-name="Heading_20_1">
      <style:text-properties officeooo:rsid="00228a7b" officeooo:paragraph-rsid="00228a7b"/>
    </style:style>
    <style:style style:name="P15" style:family="paragraph" style:parent-style-name="Heading_20_1">
      <style:text-properties officeooo:rsid="002438be" officeooo:paragraph-rsid="002438be"/>
    </style:style>
    <style:style style:name="P16" style:family="paragraph" style:parent-style-name="Heading_20_2">
      <style:text-properties officeooo:rsid="0018b786" officeooo:paragraph-rsid="0018b786"/>
    </style:style>
    <style:style style:name="P17" style:family="paragraph" style:parent-style-name="Heading_20_2">
      <style:text-properties officeooo:rsid="0019ff35" officeooo:paragraph-rsid="0019ff35"/>
    </style:style>
    <style:style style:name="P18" style:family="paragraph" style:parent-style-name="Heading_20_2">
      <style:text-properties fo:language="pt" fo:country="BR" style:language-complex="ar" style:country-complex="SA"/>
    </style:style>
    <style:style style:name="P19" style:family="paragraph" style:parent-style-name="Heading_20_2">
      <style:text-properties fo:language="pt" fo:country="BR" officeooo:rsid="002166ad" officeooo:paragraph-rsid="002166ad" style:language-complex="ar" style:country-complex="SA"/>
    </style:style>
    <style:style style:name="P20" style:family="paragraph" style:parent-style-name="Heading_20_2">
      <style:text-properties officeooo:rsid="00228a7b" officeooo:paragraph-rsid="00228a7b"/>
    </style:style>
    <style:style style:name="P21" style:family="paragraph" style:parent-style-name="Text_20_body">
      <style:paragraph-properties fo:margin-left="0.127cm" fo:margin-right="0cm" fo:text-indent="0cm" style:auto-text-indent="false" fo:keep-with-next="always"/>
      <style:text-properties officeooo:rsid="0018b786" officeooo:paragraph-rsid="0018b786"/>
    </style:style>
    <style:style style:name="P22" style:family="paragraph" style:parent-style-name="Text_20_body">
      <style:paragraph-properties fo:margin-left="0.127cm" fo:margin-right="0cm" fo:text-indent="0cm" style:auto-text-indent="false" fo:keep-with-next="always"/>
      <style:text-properties officeooo:rsid="001af5fb" officeooo:paragraph-rsid="001af5fb"/>
    </style:style>
    <style:style style:name="P23" style:family="paragraph" style:parent-style-name="Text_20_body">
      <style:paragraph-properties fo:margin-left="0.127cm" fo:margin-right="0cm" fo:text-indent="0cm" style:auto-text-indent="false"/>
      <style:text-properties officeooo:rsid="0018b786" officeooo:paragraph-rsid="0018b786"/>
    </style:style>
    <style:style style:name="P24" style:family="paragraph" style:parent-style-name="Text_20_body">
      <style:paragraph-properties fo:margin-left="0.127cm" fo:margin-right="0cm" fo:text-indent="0cm" style:auto-text-indent="false"/>
      <style:text-properties officeooo:rsid="001ce664" officeooo:paragraph-rsid="001ce664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weight="bold" officeooo:rsid="00228a7b" officeooo:paragraph-rsid="00228a7b" style:font-weight-asian="bold" style:font-weight-complex="bold"/>
    </style:style>
    <style:style style:name="P26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officeooo:rsid="00228a7b" officeooo:paragraph-rsid="00228a7b" style:font-weight-asian="normal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 style:snap-to-layout-grid="false"/>
      <style:text-properties officeooo:rsid="00228a7b" officeooo:paragraph-rsid="00228a7b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8be" officeooo:paragraph-rsid="002438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438be" officeooo:paragraph-rsid="002438b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2438be" officeooo:paragraph-rsid="002438b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officeooo:rsid="002438be" officeooo:paragraph-rsid="002438b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Heading" style:master-page-name="Standard">
      <style:paragraph-properties style:page-number="auto"/>
      <style:text-properties officeooo:rsid="0012a1f6" officeooo:paragraph-rsid="0012a1f6"/>
    </style:style>
    <style:style style:name="P33" style:family="paragraph" style:parent-style-name="Standard">
      <style:text-properties fo:language="pt" fo:country="BR" style:language-complex="ar" style:country-complex="SA"/>
    </style:style>
    <style:style style:name="P34" style:family="paragraph" style:parent-style-name="Standard">
      <style:paragraph-properties fo:text-align="justify" style:justify-single-word="false"/>
      <style:text-properties fo:language="pt" fo:country="BR" officeooo:rsid="0013fd75" officeooo:paragraph-rsid="00148b78" style:language-complex="ar" style:country-complex="SA"/>
    </style:style>
    <style:style style:name="P35" style:family="paragraph" style:parent-style-name="Standard" style:list-style-name="L1">
      <style:text-properties fo:language="pt" fo:country="BR" officeooo:rsid="0016e26f" officeooo:paragraph-rsid="0016e26f" style:language-complex="ar" style:country-complex="SA"/>
    </style:style>
    <style:style style:name="P36" style:family="paragraph" style:parent-style-name="Standard">
      <style:text-properties fo:language="pt" fo:country="BR" fo:font-weight="bold" officeooo:rsid="00206334" style:font-weight-asian="bold" style:language-complex="ar" style:country-complex="SA" style:font-weight-complex="bold"/>
    </style:style>
    <style:style style:name="P37" style:family="paragraph" style:parent-style-name="Standard">
      <style:text-properties officeooo:paragraph-rsid="002166ad"/>
    </style:style>
    <style:style style:name="P38" style:family="paragraph" style:parent-style-name="Standard">
      <style:text-properties officeooo:rsid="002166ad" officeooo:paragraph-rsid="002166ad"/>
    </style:style>
    <style:style style:name="P39" style:family="paragraph" style:parent-style-name="InfoBlue">
      <style:text-properties fo:color="#000000"/>
    </style:style>
    <style:style style:name="P40" style:family="paragraph" style:parent-style-name="InfoBlue">
      <style:text-properties fo:color="#000000" officeooo:rsid="0018b786" officeooo:paragraph-rsid="0018b786"/>
    </style:style>
    <style:style style:name="P41" style:family="paragraph" style:parent-style-name="InfoBlue">
      <style:text-properties fo:color="#000000" officeooo:rsid="0019e23a" officeooo:paragraph-rsid="0019e23a"/>
    </style:style>
    <style:style style:name="P42" style:family="paragraph" style:parent-style-name="InfoBlue">
      <style:text-properties fo:color="#000000" officeooo:rsid="001af5fb" officeooo:paragraph-rsid="001af5fb"/>
    </style:style>
    <style:style style:name="P43" style:family="paragraph" style:parent-style-name="InfoBlue">
      <style:text-properties fo:color="#000000" officeooo:rsid="001ce664" officeooo:paragraph-rsid="001ce664"/>
    </style:style>
    <style:style style:name="P44" style:family="paragraph" style:parent-style-name="InfoBlue">
      <style:text-properties fo:color="#000000" fo:language="pt" fo:country="BR" officeooo:rsid="00206334" officeooo:paragraph-rsid="00206334" style:language-complex="ar" style:country-complex="SA"/>
    </style:style>
    <style:style style:name="P45" style:family="paragraph" style:parent-style-name="InfoBlue">
      <style:text-properties fo:color="#000000" officeooo:rsid="002166ad" officeooo:paragraph-rsid="002166ad"/>
    </style:style>
    <style:style style:name="P46" style:family="paragraph" style:parent-style-name="Preformatted_20_Text">
      <style:text-properties fo:font-variant="normal" fo:text-transform="none" fo:color="#202124" style:font-name="Google Sans" fo:font-size="21pt" fo:letter-spacing="normal" fo:language="pt" fo:country="PT" fo:font-style="normal" fo:font-weight="normal" officeooo:paragraph-rsid="002166ad"/>
    </style:style>
    <style:style style:name="T1" style:family="text">
      <style:text-properties officeooo:rsid="0012a1f6"/>
    </style:style>
    <style:style style:name="T2" style:family="text">
      <style:text-properties style:font-name="Symbol" style:font-name-asian="Symbol" style:font-name-complex="Symbol"/>
    </style:style>
    <style:style style:name="T3" style:family="text">
      <style:text-properties style:font-name="Times1"/>
    </style:style>
    <style:style style:name="T4" style:family="text">
      <style:text-properties style:font-name="Times1" officeooo:rsid="001512aa" style:font-name-asian="Symbol" style:font-name-complex="Symbol"/>
    </style:style>
    <style:style style:name="T5" style:family="text">
      <style:text-properties style:font-name-asian="Time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3fd75"/>
    </style:style>
    <style:style style:name="T8" style:family="text">
      <style:text-properties officeooo:rsid="0015736a"/>
    </style:style>
    <style:style style:name="T9" style:family="text">
      <style:text-properties officeooo:rsid="0019e23a"/>
    </style:style>
    <style:style style:name="T10" style:family="text">
      <style:text-properties fo:color="#000000" officeooo:rsid="001af5fb" style:font-name-asian="Times"/>
    </style:style>
    <style:style style:name="T11" style:family="text">
      <style:text-properties officeooo:rsid="001ecc38"/>
    </style:style>
    <style:style style:name="T12" style:family="text">
      <style:text-properties officeooo:rsid="00206334"/>
    </style:style>
    <style:style style:name="T13" style:family="text">
      <style:text-properties fo:language="pt" fo:country="BR"/>
    </style:style>
    <style:style style:name="T14" style:family="text">
      <style:text-properties fo:language="pt" fo:country="BR" style:language-complex="ar" style:country-complex="SA"/>
    </style:style>
    <style:style style:name="T15" style:family="text">
      <style:text-properties fo:language="pt" fo:country="BR" officeooo:rsid="002166ad" style:language-complex="ar" style:country-complex="SA"/>
    </style:style>
    <style:style style:name="T16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Projeto de Engenharia de Software</text:p>
      <text:p text:style-name="P11">Visão</text:p>
      <text:p text:style-name="Body_20_Text_20_3"/>
      <text:p text:style-name="Standard"/>
      <text:h text:style-name="P12" text:outline-level="1">Intro<text:span text:style-name="T7">dução</text:span></text:h>
      <text:p text:style-name="P6"><text:tab/><text:span text:style-name="T7">Neste projeto tem-se como base o que os stakeholders esperam da aplicação, demonstrando dessa forma como o projeto deve funcionar , tendo dessa forma seus critérios e suas funcionalidades alinhados ao que é esperado. Diante disso, segue um breve resumo do que a aplicação deve fazer. Para essa demonstração a aplicação será analisada em três visões. A primeira é do usuário que não é logado no sistema, a segunda é do usuário que está logado no sistema e quer cadastrar imóveis sendo esta a visão de proprietário e a terceira visão é do usuário logado que quer alugar o imóvel sendo este o inquilino.</text:span></text:p>
      <text:p text:style-name="P6"><text:tab/><text:span text:style-name="T7">O projeto tem como principal objetivo desenvolver uma aplicação que realize um serviço de aluguel de imóvel. Desta forma, o usuário deve ser capaz de acessar o sistema e caso não esteja logado ele pode visualizar quais são os imóveis a disposição de aluguel, e quando estes estiverem logados além de conseguirem visualizar quais os imóveis disponíveis eles podem cadastrar imóveis que ele queira disponibilizar para o aluguel. Nessa etapa em que ele pode cadastrar imóveis ele também pode descadastrar e editar informações sobre o imóvel que foi cadastrado por ele. Existe uma lista de elementos que devem ser preenchidas ao cadastrar o imóvel, sendo elas: a classe do imóvel, descrição,endereço, número máximo de dependentes, período de disponibilidade(início e fim) e o valor mínimo da diária. Como nesta visão o usuário é tratado como proprietário, ele também pode ter acesso a lista de propostas que seu imóvel teve e acessar aos dados que foram propostos.</text:span></text:p>
      <text:p text:style-name="P7"><text:tab/><text:span text:style-name="T7">Agora, trocando a visão de proprietário para a visão do usuário que quer alugar o imóvel, trataremos ele como o inquilino. Este ao acessar o sistema deve logar <text:s/>no sistema <text:s/>e deve procurar pelo imóvel de interesse, ao encontrar o imóvel ele deve ter acesso a realizar a proposta de aluguel, ao realizar esta proposta ele deve preencher as seguintes informações: período de aluguel (sendo a data de início e a data de fim), o número de hospedes e o valor diário a ser proposto. O sistema deve introduzir regras que proíbem o cadastramento de propostas que não atendam aos critérios que o proprietário insere ao cadastrar o imóvel. Além disso o inquilino pode ter algumas funções de acesso, nelas ele pode ter controle de quais propostas foram aceitas ou não, sendo elas as seguintes: cadastrar proposta, listar propostas que já foram feitas por ele, apresentar os dados das propostas por ele cadastradas e descadastrar alguma proposta.</text:span></text:p>
      <text:p text:style-name="P34"><text:tab/>O sistema tem como função realizar o meio de comunicação entre o proprietário e o inquilino de forma em que eles possam selar acordos que tenham benefícios para ambos.</text:p>
      <text:p text:style-name="P34"><text:s text:c="2"/></text:p>
      <text:p text:style-name="P6"><text:tab/></text:p>
      <text:p text:style-name="Standard"/>
      <text:h text:style-name="Heading_20_1" text:outline-level="1">Posi<text:span text:style-name="T8">cionamento </text:span></text:h>
      <text:p text:style-name="P33"><text:tab/><text:span text:style-name="T8">Diante desta forma de análise a partir do que o stakeholders esperam do sistema foi desenvolvido uma aplicação que pode promover o desenvolvimento desta aplicação. Desta forma todos os usuários do sistema podem ter a visualização do programa de cada eixo esperado, sendo eles separados em três visões:</text:span></text:p>
      <text:list xml:id="list2357452532" text:style-name="L1">
        <text:list-item>
          <text:p text:style-name="P35">Usuário não logado</text:p>
        </text:list-item>
        <text:list-item>
          <text:p text:style-name="P35">Usuário logado que utiliza a aplicação como <text:s/>proprietário.</text:p>
        </text:list-item>
        <text:list-item>
          <text:p text:style-name="P35">Usuário logado que utiliza a aplicação como inquilino.</text:p>
        </text:list-item>
      </text:list>
      <text:p text:style-name="Standard"/>
      <text:p text:style-name="Standard"/>
      <text:h text:style-name="P16" text:outline-level="2">Declaração do problema</text:h>
      <text:p text:style-name="InfoBlue"/>
      <table:table table:name="Tabela1" table:style-name="Tabela1">
        <table:table-column table:style-name="Tabela1.A"/>
        <table:table-column table:style-name="Tabela1.B"/>
        <text:soft-page-break/>
        <table:table-row table:style-name="Tabela1.1">
          <table:table-cell table:style-name="Tabela1.A1" office:value-type="string">
            <text:p text:style-name="P21">Problema</text:p>
          </table:table-cell>
          <table:table-cell table:style-name="Tabela1.B1" office:value-type="string">
            <text:p text:style-name="P40">O problema como um todo consiste no diálogo que deve ocorrer entre um proprietário e um inquilino de um imóvel. Nisso eles devem conseguir entrar em acordo sobre a proposta que é oferecida pelo inquilino e o que o proprietário espera de forma que o sistema só autorize propostas que passam pelo proposta inicial que é dada pelo proprietário ao cadastradar o imóvel.</text:p>
          </table:table-cell>
        </table:table-row>
        <table:table-row table:style-name="Tabela1.1">
          <table:table-cell table:style-name="Tabela1.A2" office:value-type="string">
            <text:p text:style-name="P21">Afeta</text:p>
          </table:table-cell>
          <table:table-cell table:style-name="Tabela1.B2" office:value-type="string">
            <text:p text:style-name="P41">Isso afeta diretamamente o inquilino que está logado no sistema, seja ele como proprietário ou inquilino.</text:p>
          </table:table-cell>
        </table:table-row>
        <table:table-row table:style-name="Tabela1.1">
          <table:table-cell table:style-name="Tabela1.A2" office:value-type="string">
            <text:p text:style-name="P21">O impacto <text:span text:style-name="T9">do problema</text:span></text:p>
          </table:table-cell>
          <table:table-cell table:style-name="Tabela1.B3" office:value-type="string">
            <text:p text:style-name="P41">O impacto é na construção do sistema, de forma que ele rege como o sistema deve funcionar. Demonstrando como deve ocorrer a comunicação sem ter maiores problemas no momento da contratação.</text:p>
          </table:table-cell>
        </table:table-row>
        <table:table-row table:style-name="Tabela1.1">
          <table:table-cell table:style-name="Tabela1.A2" office:value-type="string">
            <text:p text:style-name="P23">Solução de sucesso</text:p>
          </table:table-cell>
          <table:table-cell table:style-name="Tabela1.B4" office:value-type="string">
            <text:p text:style-name="P41">Com a solução pode-se prover uma melhor comunicação do sistema, pode-se ter uma contratação mais segura e sem maiores problemas, pode oferecer propostas de diversas regiões, sendo que o proprietário aceita aquela que o atende melhor, podendo o proprietário lucrar mais do que o esperado.</text:p>
          </table:table-cell>
        </table:table-row>
      </table:table>
      <text:h text:style-name="P17" text:outline-level="2">Declaração de posição do produto</text:h>
      <text:p text:style-name="InfoBlue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2">Para</text:p>
          </table:table-cell>
          <table:table-cell table:style-name="Tabela2.B1" office:value-type="string">
            <text:p text:style-name="P42">Pessoas que buscam alugar imóveis em períodos curtos ao longo do ano em diferentes lugares. </text:p>
          </table:table-cell>
        </table:table-row>
        <table:table-row table:style-name="Tabela2.1">
          <table:table-cell table:style-name="Tabela2.A2" office:value-type="string">
            <text:p text:style-name="P22">Quem</text:p>
          </table:table-cell>
          <table:table-cell table:style-name="Tabela2.B2" office:value-type="string">
            <text:p text:style-name="P42">Necessário para fornecer uma aplicação que realize a negociação entre os usuários de forma mais rápida e eficiente.</text:p>
          </table:table-cell>
        </table:table-row>
        <table:table-row table:style-name="Tabela2.1">
          <table:table-cell table:style-name="Tabela2.A2" office:value-type="string">
            <text:p text:style-name="P22">Aluga_imóveis</text:p>
          </table:table-cell>
          <table:table-cell table:style-name="Tabela2.B3" office:value-type="string">
            <text:p text:style-name="InfoBlue"><text:span text:style-name="T5"><text:s/></text:span><text:span text:style-name="T10">Categoria: aluguel e busca de imóveis. </text:span></text:p>
          </table:table-cell>
        </table:table-row>
        <table:table-row table:style-name="Tabela2.1">
          <table:table-cell table:style-name="Tabela2.A2" office:value-type="string">
            <text:p text:style-name="P22">Benefícios para comprar</text:p>
          </table:table-cell>
          <table:table-cell table:style-name="Tabela2.B4" office:value-type="string">
            <text:p text:style-name="P42">Como maior benefício para comprar este produto está no fato de promover uma facilidade para pessoas que querem alugar imóveis em diversar regiões. Sendo possível conseguir contato direto com o proprietário do imóvel.</text:p>
          </table:table-cell>
        </table:table-row>
        <table:table-row table:style-name="Tabela2.1">
          <table:table-cell table:style-name="Tabela2.A2" office:value-type="string">
            <text:p text:style-name="P22">Diferente </text:p>
          </table:table-cell>
          <table:table-cell table:style-name="Tabela2.B5" office:value-type="string">
            <text:p text:style-name="P43">Diferente de aplicativos que possuem apenas o contato do aluguel via empresas, sem ter o contato com o proprietário.</text:p>
          </table:table-cell>
        </table:table-row>
        <table:table-row table:style-name="Tabela2.1">
          <table:table-cell table:style-name="Tabela2.A6" office:value-type="string">
            <text:p text:style-name="P24">Nosso produto</text:p>
          </table:table-cell>
          <table:table-cell table:style-name="Tabela2.B6" office:value-type="string">
            <text:p text:style-name="P43">Nosso produto preza pela clareza no momento da contratação do aluguel do imóvel, além de fornecer a possibilidade de contratar aluguel de imóveis em diversos lugares do Brasil.</text:p>
          </table:table-cell>
        </table:table-row>
      </table:table>
      <text:p text:style-name="InfoBlue"/>
      <text:h text:style-name="P13" text:outline-level="1">Descrição do Stakeholder</text:h>
      <text:h text:style-name="P18" text:outline-level="2"><text:span text:style-name="T11">Sumário do </text:span>Stakeholder </text:h>
      <text:p text:style-name="InfoBlue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ext:soft-page-break/>
          <table:table-row table:style-name="Tabela3.1">
            <table:table-cell table:style-name="Tabela3.A1" office:value-type="string">
              <text:p text:style-name="P2">N<text:span text:style-name="T12">ome</text:span></text:p>
            </table:table-cell>
            <table:table-cell table:style-name="Tabela3.A1" office:value-type="string">
              <text:p text:style-name="P2">Descri<text:span text:style-name="T12">ção</text:span></text:p>
            </table:table-cell>
            <table:table-cell table:style-name="Tabela3.C1" office:value-type="string">
              <text:p text:style-name="P36">Responsabilidades</text:p>
            </table:table-cell>
          </table:table-row>
        </table:table-header-rows>
        <table:table-row table:style-name="Tabela3.1">
          <table:table-cell table:style-name="Tabela3.A1" office:value-type="string">
            <text:p text:style-name="P44">Acionistas que querem investir no mercado de turismo.</text:p>
          </table:table-cell>
          <table:table-cell table:style-name="Tabela3.A1" office:value-type="string">
            <text:p text:style-name="P44">São acionistas que querem prover um recurso que possa <text:s/>promover uma iteração rápida entre o proprietário e o inquilino.</text:p>
          </table:table-cell>
          <table:table-cell table:style-name="Tabela3.C1" office:value-type="string">
            <text:p text:style-name="P45">Como stakholder é dado que é garantido a necessidade de um mercado que receba o produto, havendo dessa forma demanda pelo produto. Será possível analisar o desempenho da aplicação desde o primeiro dia que ele é divulgado até o final do seu ciclo de vida de produto.</text:p>
          </table:table-cell>
        </table:table-row>
      </table:table>
      <text:p text:style-name="Text_20_body"/>
      <text:h text:style-name="P19" text:outline-level="2">Ambiente do usuário</text:h>
      <text:p text:style-name="P38"><text:span text:style-name="T14">Segue um detalhamento de como o ambiente de trabalho do usuário ocorre.</text:span></text:p>
      <text:p text:style-name="P38"><text:span text:style-name="T14"/></text:p>
      <text:p text:style-name="P38"><text:span text:style-name="T14">Número de pessoas envolvidas na conclusão do sistema? 1</text:span></text:p>
      <text:p text:style-name="P38"><text:span text:style-name="T14">Isso está mudando? Não</text:span></text:p>
      <text:p text:style-name="P38"><text:span text:style-name="T14">Quanto tempo dura um ciclo de tarefas: Em torno de duas semanas.</text:span></text:p>
      <text:p text:style-name="P38"><text:span text:style-name="T14">Quantidade de tempo gasto em cada atividade? 8 horas.</text:span></text:p>
      <text:p text:style-name="P38"><text:span text:style-name="T14">Isso está mudando? Varia devido a necessidade de detalhamento do artefato.</text:span></text:p>
      <text:p text:style-name="P38"><text:span text:style-name="T14">Existe restrição de ambiente de trabalho? Sim, apenas em home office. </text:span></text:p>
      <text:p text:style-name="P46"><text:span text:style-name="T15"/></text:p>
      <text:p text:style-name="P37"><text:span text:style-name="T15"/></text:p>
      <text:p text:style-name="P39"/>
      <text:h text:style-name="P14" text:outline-level="1">Resumo do produto</text:h>
      <text:h text:style-name="P20" text:outline-level="2">Necessidades e recursos</text:h>
      <text:p text:style-name="InfoBlue">[Avoid design. Keep feature descriptions at a general level. Focus on capabilities needed and why (not how)<text:tab/> they should be implemented. Capture the stakeholder priority and planned release for each feature.]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5">Necessidade</text:p>
          </table:table-cell>
          <table:table-cell table:style-name="Tabela4.A1" office:value-type="string">
            <text:p text:style-name="P25">Prioridade</text:p>
          </table:table-cell>
          <table:table-cell table:style-name="Tabela4.A1" office:value-type="string">
            <text:p text:style-name="P25">Recursos</text:p>
          </table:table-cell>
          <table:table-cell table:style-name="Tabela4.D1" office:value-type="string">
            <text:p text:style-name="P25">Liberação Planejada</text:p>
          </table:table-cell>
        </table:table-row>
        <table:table-row table:style-name="Tabela4.1">
          <table:table-cell table:style-name="Tabela4.A1" office:value-type="string">
            <text:p text:style-name="P26">Funcionalidade do site.</text:p>
          </table:table-cell>
          <table:table-cell table:style-name="Tabela4.A1" office:value-type="string">
            <text:p text:style-name="P27">Alta </text:p>
          </table:table-cell>
          <table:table-cell table:style-name="Tabela4.A1" office:value-type="string">
            <text:p text:style-name="P27">Desenvolvimento em html. </text:p>
          </table:table-cell>
          <table:table-cell table:style-name="Tabela4.D1" office:value-type="string">
            <text:p text:style-name="P27">Sim</text:p>
          </table:table-cell>
        </table:table-row>
        <table:table-row table:style-name="Tabela4.1">
          <table:table-cell table:style-name="Tabela4.A3" office:value-type="string">
            <text:p text:style-name="P26">Organização do site em ordem que explique as necessidades do usuário de forma ágil e fácil.</text:p>
          </table:table-cell>
          <table:table-cell table:style-name="Tabela4.A3" office:value-type="string">
            <text:p text:style-name="P27">Alta </text:p>
          </table:table-cell>
          <table:table-cell table:style-name="Tabela4.A3" office:value-type="string">
            <text:p text:style-name="P27">Depende do desenvolvimento do mockup.</text:p>
          </table:table-cell>
          <table:table-cell table:style-name="Tabela4.D3" office:value-type="string">
            <text:p text:style-name="P27">Sim</text:p>
          </table:table-cell>
        </table:table-row>
        <table:table-row table:style-name="Tabela4.1">
          <table:table-cell table:style-name="Tabela4.A3" office:value-type="string">
            <text:p text:style-name="P26">Visualização via mobile.</text:p>
          </table:table-cell>
          <table:table-cell table:style-name="Tabela4.A3" office:value-type="string">
            <text:p text:style-name="P27">Média </text:p>
          </table:table-cell>
          <table:table-cell table:style-name="Tabela4.A3" office:value-type="string">
            <text:p text:style-name="P27">Versionamento deve ser previsto no desenvolvimento do site.</text:p>
          </table:table-cell>
          <table:table-cell table:style-name="Tabela4.D3" office:value-type="string">
            <text:p text:style-name="P27">Sim</text:p>
          </table:table-cell>
        </table:table-row>
        <table:table-row table:style-name="Tabela4.1">
          <table:table-cell table:style-name="Tabela4.A3" office:value-type="string">
            <text:p text:style-name="P26">Imagens <text:s/>que demonstrem como <text:s/>o proprietário deve inserir no site. </text:p>
          </table:table-cell>
          <table:table-cell table:style-name="Tabela4.A3" office:value-type="string">
            <text:p text:style-name="P27">Baixa</text:p>
          </table:table-cell>
          <table:table-cell table:style-name="Tabela4.A3" office:value-type="string">
            <text:p text:style-name="P27">Busca por imagens que podem descrever bem o funcionamento.</text:p>
          </table:table-cell>
          <table:table-cell table:style-name="Tabela4.D3" office:value-type="string">
            <text:p text:style-name="P27">Sim</text:p>
          </table:table-cell>
        </table:table-row>
        <table:table-row table:style-name="Tabela4.1">
          <table:table-cell table:style-name="Tabela4.A3" office:value-type="string">
            <text:p text:style-name="P26">Imagens reais </text:p>
          </table:table-cell>
          <table:table-cell table:style-name="Tabela4.A3" office:value-type="string">
            <text:p text:style-name="P27">Baixa </text:p>
          </table:table-cell>
          <table:table-cell table:style-name="Tabela4.A3" office:value-type="string">
            <text:p text:style-name="P27">Busca por imagens reais para integrar o site. </text:p>
          </table:table-cell>
          <table:table-cell table:style-name="Tabela4.D3" office:value-type="string">
            <text:p text:style-name="P27">Não</text:p>
          </table:table-cell>
        </table:table-row>
      </table:table>
      <text:p text:style-name="Text_20_body"><text:soft-page-break/></text:p>
      <text:h text:style-name="P15" text:outline-level="1">Outros Requisitos de produto</text:h>
      <text:p text:style-name="InfoBlue">[At a high level, list applicable standards, hardware, or platform requirements; performance requirements; and environmental requirements.</text:p>
      <text:p text:style-name="InfoBlue">Define the quality ranges for performance, robustness, fault tolerance, usability, and similar characteristics that are not captured in the Feature Set.</text:p>
      <text:p text:style-name="InfoBlue">Note any design constraints, external constraints, assumptions or other dependencies that, if changed, will alter the <text:span text:style-name="T6">Vision </text:span>document. For example, an assumption may state that a specific operating system will be available for the hardware designated for the software product. If the operating system is not available, the <text:span text:style-name="T6">Vision</text:span> document will need to change.</text:p>
      <text:p text:style-name="InfoBlue">Define any specific documentation requirements, including user manuals, online help, installation, labeling, and packaging requirements.</text:p>
      <text:p text:style-name="InfoBlue">Define the priority of these other product requirements. Include, if useful, attributes such as stability, benefit, effort, and risk.]</text:p>
      <table:table table:name="Tabela5" table:style-name="Tabela5" table:template-name="Estilo padrão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1">Requerimento</text:p>
          </table:table-cell>
          <table:table-cell table:style-name="Tabela5.A1" office:value-type="string">
            <text:p text:style-name="P29"><text:span text:style-name="T13">Prioridade</text:span> </text:p>
          </table:table-cell>
          <table:table-cell table:style-name="Tabela5.C1" office:value-type="string">
            <text:p text:style-name="P29"><text:span text:style-name="T13">Liberação planejada</text:span></text:p>
          </table:table-cell>
        </table:table-row>
        <table:table-row table:style-name="Tabela5.1">
          <table:table-cell table:style-name="Tabela5.A2" office:value-type="string">
            <text:p text:style-name="P28">Desenvolvimento em html. </text:p>
          </table:table-cell>
          <table:table-cell table:style-name="Tabela5.A2" office:value-type="string">
            <text:p text:style-name="P28">Alta </text:p>
          </table:table-cell>
          <table:table-cell table:style-name="Tabela5.C2" office:value-type="string">
            <text:p text:style-name="P28">Sim</text:p>
          </table:table-cell>
        </table:table-row>
        <table:table-row table:style-name="Tabela5.1">
          <table:table-cell table:style-name="Tabela5.A2" office:value-type="string">
            <text:p text:style-name="P28">Desenvolvimento do site em outra linguagem que permita melhor integração com o banco de dados. </text:p>
          </table:table-cell>
          <table:table-cell table:style-name="Tabela5.A2" office:value-type="string">
            <text:p text:style-name="P28">Baixa</text:p>
          </table:table-cell>
          <table:table-cell table:style-name="Tabela5.C2" office:value-type="string">
            <text:p text:style-name="P28">Não</text:p>
          </table:table-cell>
        </table:table-row>
        <table:table-row table:style-name="Tabela5.1">
          <table:table-cell table:style-name="Tabela5.A2" office:value-type="string">
            <text:p text:style-name="P28">Desenvolvimento de wireframes. </text:p>
          </table:table-cell>
          <table:table-cell table:style-name="Tabela5.A2" office:value-type="string">
            <text:p text:style-name="P28">Alta </text:p>
          </table:table-cell>
          <table:table-cell table:style-name="Tabela5.C2" office:value-type="string">
            <text:p text:style-name="P28">Sim</text:p>
          </table:table-cell>
        </table:table-row>
        <table:table-row table:style-name="Tabela5.1">
          <table:table-cell table:style-name="Tabela5.A2" office:value-type="string">
            <text:p text:style-name="P30">Desenvolvimento de protótipos.</text:p>
          </table:table-cell>
          <table:table-cell table:style-name="Tabela5.A2" office:value-type="string">
            <text:p text:style-name="P28">Alta </text:p>
          </table:table-cell>
          <table:table-cell table:style-name="Tabela5.C2" office:value-type="string">
            <text:p text:style-name="P28">Sim</text:p>
          </table:table-cell>
        </table:table-row>
        <table:table-row table:style-name="Tabela5.1">
          <table:table-cell table:style-name="Tabela5.A2" office:value-type="string">
            <text:p text:style-name="P28">Desenvolvimento de mockup.</text:p>
          </table:table-cell>
          <table:table-cell table:style-name="Tabela5.A2" office:value-type="string">
            <text:p text:style-name="P28">Alta </text:p>
          </table:table-cell>
          <table:table-cell table:style-name="Tabela5.C2" office:value-type="string">
            <text:p text:style-name="P28">Sim</text:p>
          </table:table-cell>
        </table:table-row>
        <table:table-row table:style-name="Tabela5.1">
          <table:table-cell table:style-name="Tabela5.A2" office:value-type="string">
            <text:p text:style-name="P28">Disponibilidade de aplicativo para ios e android. </text:p>
          </table:table-cell>
          <table:table-cell table:style-name="Tabela5.A2" office:value-type="string">
            <text:p text:style-name="P28">Baixa </text:p>
          </table:table-cell>
          <table:table-cell table:style-name="Tabela5.C2" office:value-type="string">
            <text:p text:style-name="P28">Não</text:p>
          </table:table-cell>
        </table:table-row>
        <table:table-row table:style-name="Tabela5.8">
          <table:table-cell table:style-name="Tabela5.A2" office:value-type="string">
            <text:p text:style-name="P28">Desenvolvimento apenas do site, sendo permitido o uso em diversos aparelhos apenas utilizando o navegador padrão como chrome, mozila, explorer. </text:p>
          </table:table-cell>
          <table:table-cell table:style-name="Tabela5.A2" office:value-type="string">
            <text:p text:style-name="P28">Média </text:p>
          </table:table-cell>
          <table:table-cell table:style-name="Tabela5.C2" office:value-type="string">
            <text:p text:style-name="P28">Sim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oogle Sans" svg:font-family="'Google Sans', arial, sans-serif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6.886cm" fo:margin-left="-0.203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3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officeooo:rsid="0012a1f6" officeooo:paragraph-rsid="0012a1f6" style:font-weight-asian="bold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text-properties officeooo:rsid="0012a1f6" officeooo:paragraph-rsid="0012a1f6"/>
    </style:style>
    <style:style style:name="MP4" style:family="paragraph" style:parent-style-name="Standard">
      <style:paragraph-properties fo:margin-left="0cm" fo:margin-right="0.635cm" fo:text-indent="0cm" style:auto-text-indent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12a1f6"/>
    </style:style>
    <style:style style:name="MT2" style:family="text">
      <style:text-properties style:font-name="Symbol" style:font-name-asian="Symbol" style:font-name-complex="Symbol"/>
    </style:style>
    <style:style style:name="MT3" style:family="text">
      <style:text-properties style:font-name="Times1" officeooo:rsid="001512aa" style:font-name-asian="Symbol" style:font-name-complex="Symbol"/>
    </style:style>
    <style:style style:name="MT4" style:family="text">
      <style:text-properties style:font-name="Times1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Projeto de Engenharia de Software</text:p>
            </table:table-cell>
            <table:table-cell table:style-name="Tabela7.B1" office:value-type="string">
              <text:p text:style-name="MP2"><text:s/></text:p>
            </table:table-cell>
          </table:table-row>
          <table:table-row table:style-name="Tabela7.1">
            <table:table-cell table:style-name="Tabela7.A1" office:value-type="string">
              <text:p text:style-name="MP3">Visão</text:p>
            </table:table-cell>
            <table:table-cell table:style-name="Tabela7.B1" office:value-type="string">
              <text:p text:style-name="Standard"><text:s text:c="2"/>Date: <text:s/>&lt;<text:span text:style-name="MT1">27</text:span>/<text:span text:style-name="MT1">03</text:span>/<text:span text:style-name="MT1">2021</text:span>&gt;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4">Confidential</text:p>
            </table:table-cell>
            <table:table-cell table:style-name="Tabela6.A1" office:value-type="string">
              <text:p text:style-name="MP5"><text:span text:style-name="MT2"></text:span><text:span text:style-name="MT3">Mariana de Sampaio</text:span><text:span text:style-name="MT4">,</text:span> <text:date style:data-style-name="N107" text:date-value="2021-03-28T00:41:40.123874447">2021</text:date></text:p>
            </table:table-cell>
            <table:table-cell table:style-name="Tabela6.A1" office:value-type="string">
              <text:p text:style-name="MP6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keyword/>
    <dc:description/>
    <meta:creation-date>2021-03-27T13:30:05.839271832</meta:creation-date>
    <dc:date>2021-03-28T00:41:40.009673895</dc:date>
    <meta:print-date>2001-03-15T14:26:00</meta:print-date>
    <meta:editing-cycles>17</meta:editing-cycles>
    <meta:editing-duration>PT1H35M29S</meta:editing-duration>
    <meta:generator>LibreOffice/6.0.7.3$Linux_X86_64 LibreOffice_project/00m0$Build-3</meta:generator>
    <meta:document-statistic meta:table-count="7" meta:image-count="0" meta:object-count="0" meta:page-count="4" meta:paragraph-count="116" meta:word-count="1323" meta:character-count="8339" meta:non-whitespace-character-count="7097"/>
  </office:meta>
</office:document-meta>
</file>